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bc24b" officeooo:paragraph-rsid="000bc24b" style:font-weight-asian="bold" style:font-weight-complex="bold"/>
    </style:style>
    <style:style style:name="P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font-weight="normal" officeooo:rsid="0008c8ff" officeooo:paragraph-rsid="0008c8ff" style:font-weight-asian="normal" style:font-weight-complex="normal"/>
    </style:style>
    <style:style style:name="P5" style:family="paragraph" style:parent-style-name="Standard">
      <style:text-properties fo:font-weight="normal" officeooo:rsid="000bc24b" officeooo:paragraph-rsid="000bc24b" style:font-weight-asian="normal" style:font-weight-complex="normal"/>
    </style:style>
    <style:style style:name="P6" style:family="paragraph" style:parent-style-name="Standard">
      <style:text-properties officeooo:paragraph-rsid="0008c8ff"/>
    </style:style>
    <style:style style:name="P7" style:family="paragraph" style:parent-style-name="Standard">
      <style:text-properties officeooo:rsid="000a46ef" officeooo:paragraph-rsid="000a46ef"/>
    </style:style>
    <style:style style:name="P8" style:family="paragraph" style:parent-style-name="Standard">
      <style:text-properties officeooo:paragraph-rsid="000a46ef"/>
    </style:style>
    <style:style style:name="P9" style:family="paragraph" style:parent-style-name="Standard">
      <style:text-properties officeooo:paragraph-rsid="000bc24b"/>
    </style:style>
    <style:style style:name="P10" style:family="paragraph" style:parent-style-name="Standard">
      <style:text-properties officeooo:paragraph-rsid="000bf553"/>
    </style:style>
    <style:style style:name="T1" style:family="text">
      <style:text-properties fo:font-weight="normal" officeooo:rsid="0008c8ff" style:font-weight-asian="normal" style:font-weight-complex="normal"/>
    </style:style>
    <style:style style:name="T2" style:family="text">
      <style:text-properties fo:font-weight="normal" officeooo:rsid="000d9d2b" style:font-weight-asian="normal" style:font-weight-complex="normal"/>
    </style:style>
    <style:style style:name="T3" style:family="text">
      <style:text-properties officeooo:rsid="0008c8ff"/>
    </style:style>
    <style:style style:name="T4" style:family="text">
      <style:text-properties officeooo:rsid="000a46ef"/>
    </style:style>
    <style:style style:name="T5" style:family="text">
      <style:text-properties officeooo:rsid="000bc24b"/>
    </style:style>
    <style:style style:name="T6" style:family="text">
      <style:text-properties officeooo:rsid="000bf553"/>
    </style:style>
    <style:style style:name="T7" style:family="text">
      <style:text-properties officeooo:rsid="000d9d2b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readEfficiency Readme</text:p>
      <text:p text:style-name="Standard"/>
      <text:p text:style-name="P2">Commandline parameters</text:p>
      <text:p text:style-name="P5">example</text:p>
      <text:p text:style-name="P5"><text:s text:c="5"/>./ThreadEfficiency -algo 12Balls -threads 8 -threadpool</text:p>
      <text:p text:style-name="P9">- <text:span text:style-name="T5">String of a</text:span>lgorithm <text:span text:style-name="T5">n</text:span>ame<text:tab/><text:tab/>-<text:span text:style-name="T5">algo &lt;name&gt;</text:span></text:p>
      <text:p text:style-name="P10">- <text:span text:style-name="T5">Int threads</text:span> to use &lt;1-12&gt;<text:tab/><text:tab/>-<text:span text:style-name="T5">threads &lt;count&gt;</text:span></text:p>
      <text:p text:style-name="Standard">- <text:span text:style-name="T5">Bool </text:span>thread pool<text:tab/><text:tab/><text:tab/>-<text:span text:style-name="T5">threadpool</text:span></text:p>
      <text:p text:style-name="P10">- <text:span text:style-name="T6">Bool don’t validate results<text:tab/><text:tab/>-novalid</text:span></text:p>
      <text:p text:style-name="Standard"/>
      <text:p text:style-name="Standard"><text:s/></text:p>
      <text:p text:style-name="Standard"/>
      <text:p text:style-name="P1">Classes</text:p>
      <text:p text:style-name="P4">Main</text:p>
      <text:p text:style-name="P6"><text:span text:style-name="T1">- ReadCommandP</text:span><text:span text:style-name="T2">arams</text:span><text:span text:style-name="T1">()</text:span></text:p>
      <text:p text:style-name="P4">- ::<text:span text:style-name="T4">ExecuteSingleThreaded(string algoName)</text:span></text:p>
      <text:p text:style-name="P4">- ::<text:span text:style-name="T4">ExecuteMultiThreaded(string algoName, int numThreads, bool threadPool)</text:span></text:p>
      <text:p text:style-name="P4"/>
      <text:p text:style-name="Standard"/>
      <text:p text:style-name="Standard"><text:span text:style-name="T3">A</text:span>lgo12Balls</text:p>
      <text:p text:style-name="P8">- ::Load <text:span text:style-name="T4">– </text:span>Loads from randomly generated txt file which has one ball either heavier or lighter</text:p>
      <text:p text:style-name="P8">- ::Execute <text:span text:style-name="T4">– </text:span>Executes the algorithm on the array of strings</text:p>
      <text:p text:style-name="Standard">- ::<text:span text:style-name="T4">Validate Results – Read from answer file to check if answer is correct</text:span></text:p>
      <text:p text:style-name="Standard"><text:s text:c="3"/></text:p>
      <text:p text:style-name="Standard">- Times from start to finish of each iteration of the algorithm</text:p>
      <text:p text:style-name="Standard"/>
      <text:p text:style-name="P7">ExecuteSingleThreaded</text:p>
      <text:p text:style-name="P7">- Initalize(string algoName)</text:p>
      <text:p text:style-name="P7"/>
      <text:p text:style-name="P7">ExecuteMultiThreaded</text:p>
      <text:p text:style-name="P7">- Initalize(string algoName, int numThreads, bool threadPool)</text:p>
      <text:p text:style-name="Standard"><text:s text:c="3"/></text:p>
      <text:p text:style-name="Standard"><text:s text:c="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1-25T10:34:56.559649590</meta:creation-date>
    <dc:date>2020-01-25T11:02:57.021903108</dc:date>
    <meta:editing-duration>PT17M50S</meta:editing-duration>
    <meta:editing-cycles>6</meta:editing-cycles>
    <meta:generator>LibreOffice/6.3.3.2.0$Linux_X86_64 LibreOffice_project/efd344762d9d19af2cac84c1651e18355008a6ed</meta:generator>
    <meta:document-statistic meta:table-count="0" meta:image-count="0" meta:object-count="0" meta:page-count="1" meta:paragraph-count="26" meta:word-count="115" meta:character-count="858" meta:non-whitespace-character-count="742"/>
  </office:meta>
</office:document-meta>
</file>